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www" style:display-name="Bibliography www" style:family="paragraph"/>
    <style:style style:name="Bibliography_20inproceedings" style:display-name="Bibliography inproceedings"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96</meta:editing-cycles>
    <dc:date>2022-01-27T16:01:54</dc:date>
    <meta:creation-date>2008-08-22T11:41:04</meta:creation-date>
  </office:meta>
</office:document-meta>
</file>